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ur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NurText" style:family="paragraph">
      <style:text-properties style:font-name="Courier New" style:font-name-complex="Courier New"/>
    </style:style>
    <style:style style:name="T3" style:parent-style-name="Absatz-Standardschriftart" style:family="text">
      <style:text-properties style:font-name="Courier New" style:font-name-complex="Courier New"/>
    </style:style>
  </office:automatic-styles>
  <office:body>
    <office:text text:use-soft-page-breaks="true">
      <text:p text:style-name="P1">sample</text:p>
      <text:p text:style-name="P2">text</text:p>
      <text:p text:style-name="NurText"><text:span text:style-name="T3">add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NurText" style:display-name="Nur Text" style:family="paragraph" style:parent-style-name="Stand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7875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us Radtke</meta:initial-creator>
    <dc:creator>Markus Radtke</dc:creator>
    <meta:creation-date>2016-08-02T14:44:00Z</meta:creation-date>
    <dc:date>2016-08-02T14:44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